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versingNodeResolver.collectNode( Name nodeName , Name ntName , NodeIterator nod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versingNodeResolver.collectNodes( String value , Set props , Name ntName , NodeIterator nodes , boolean exact , long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versingNodeResolver.matches( String value , String toMatch , boolean ex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ingNodeResolver.findNode( Name nodeName , Name 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versingNodeResolver.findNodes( Set propertyNames , String value , Name ntName , boolean exact , long max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versingNodeResolver.TraversingNodeResolver( Session session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ingNodeResolver.findNode( Name propertyName , String value , Name 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aversingNodeResolver.collectNodes( String value , Set propertyNames , Name nodeTypeName , NodeIterator itr , Set matchSet , boolean exact , long maxSiz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aversingNodeResolver.matches( NodeImpl node , Name nodeTypeName , Collection propertyNames , String value , boolean exac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